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6462" officeooo:paragraph-rsid="00156462"/>
    </style:style>
    <style:style style:name="P2" style:family="paragraph" style:parent-style-name="Header">
      <style:text-properties officeooo:rsid="00156462" officeooo:paragraph-rsid="00156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NF404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6462" officeooo:paragraph-rsid="001564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ERTRAMOND Camille<text:tab/><text:tab/>COLLOMB Sulliv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8:35:32.956298006</meta:creation-date>
    <dc:date>2021-04-29T18:36:45.757667088</dc:date>
    <meta:editing-duration>PT1M14S</meta:editing-duration>
    <meta:editing-cycles>1</meta:editing-cycles>
    <meta:document-statistic meta:table-count="0" meta:image-count="0" meta:object-count="0" meta:page-count="1" meta:paragraph-count="2" meta:word-count="7" meta:character-count="52" meta:non-whitespace-character-count="45"/>
    <meta:generator>LibreOffice/6.0.7.3$Linux_X86_64 LibreOffice_project/00m0$Build-3</meta:generator>
  </office:meta>
</office:document-meta>
</file>